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6">
      <text:list-level-style-bullet text:level="1" text:style-name="WW_CharLFO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Címsor1" style:master-page-name="MP0" style:family="paragraph">
      <style:paragraph-properties fo:break-before="page" fo:text-align="center"/>
    </style:style>
    <style:style style:name="P2" style:parent-style-name="Címsor1" style:family="paragraph">
      <style:paragraph-properties fo:text-align="center"/>
    </style:style>
    <style:style style:name="P3" style:parent-style-name="Címsor1" style:family="paragraph">
      <style:paragraph-properties fo:text-align="center"/>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T7" style:parent-style-name="Bekezdésalapbetűtípusa" style:family="text">
      <style:text-properties fo:font-weight="bold" style:font-weight-asian="bold" style:font-weight-complex="bold"/>
    </style:style>
    <style:style style:name="T8" style:parent-style-name="Bekezdésalapbetűtípusa" style:family="text">
      <style:text-properties fo:font-weight="bold" style:font-weight-asian="bold" style:font-weight-complex="bold"/>
    </style:style>
    <style:style style:name="P9" style:parent-style-name="Standard" style:family="paragraph">
      <style:paragraph-properties fo:text-align="justify"/>
    </style:style>
    <style:style style:name="T10" style:parent-style-name="Bekezdésalapbetűtípusa" style:family="text">
      <style:text-properties fo:font-weight="bold" style:font-weight-asian="bold" style:font-weight-complex="bold"/>
    </style:style>
    <style:style style:name="T11" style:parent-style-name="Bekezdésalapbetűtípusa" style:family="text">
      <style:text-properties fo:font-weight="bold" style:font-weight-asian="bold" style:font-weight-complex="bold"/>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PreformattedText" style:family="paragraph">
      <style:paragraph-properties fo:text-align="justify" fo:background-color="#CCCCCC"/>
    </style:style>
    <style:style style:name="P17" style:parent-style-name="PreformattedText" style:family="paragraph">
      <style:paragraph-properties fo:background-color="#CCCCCC"/>
    </style:style>
    <style:style style:name="T18" style:parent-style-name="Bekezdésalapbetűtípusa" style:family="text">
      <style:text-properties fo:color="#555555"/>
    </style:style>
    <style:style style:name="T19" style:parent-style-name="Bekezdésalapbetűtípusa" style:family="text">
      <style:text-properties fo:color="#555555"/>
    </style:style>
    <style:style style:name="T20" style:parent-style-name="Bekezdésalapbetűtípusa" style:family="text">
      <style:text-properties fo:color="#555555"/>
    </style:style>
    <style:style style:name="P21" style:parent-style-name="PreformattedText" style:family="paragraph">
      <style:paragraph-properties fo:margin-bottom="0.1965in" fo:background-color="#CCCCCC"/>
    </style:style>
    <style:style style:name="P22" style:parent-style-name="Standard" style:family="paragraph">
      <style:paragraph-properties fo:text-align="justify"/>
    </style:style>
    <style:style style:name="P23" style:parent-style-name="PreformattedText" style:family="paragraph">
      <style:paragraph-properties fo:background-color="#CCCCCC"/>
      <style:text-properties fo:color="#555555"/>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PreformattedText" style:family="paragraph">
      <style:paragraph-properties fo:text-align="justify" fo:background-color="#CCCCCC"/>
    </style:style>
    <style:style style:name="P28" style:parent-style-name="PreformattedText" style:family="paragraph">
      <style:paragraph-properties fo:background-color="#CCCCCC"/>
    </style:style>
    <style:style style:name="T29" style:parent-style-name="Bekezdésalapbetűtípusa" style:family="text">
      <style:text-properties fo:color="#555555"/>
    </style:style>
    <style:style style:name="T30" style:parent-style-name="Bekezdésalapbetűtípusa" style:family="text">
      <style:text-properties fo:color="#555555"/>
    </style:style>
    <style:style style:name="T31" style:parent-style-name="Bekezdésalapbetűtípusa" style:family="text">
      <style:text-properties fo:color="#555555"/>
    </style:style>
    <style:style style:name="T32" style:parent-style-name="Bekezdésalapbetűtípusa" style:family="text">
      <style:text-properties fo:color="#555555"/>
    </style:style>
    <style:style style:name="P33" style:parent-style-name="PreformattedText" style:family="paragraph">
      <style:paragraph-properties fo:background-color="#CCCCCC"/>
      <style:text-properties fo:color="#555555"/>
    </style:style>
    <style:style style:name="P34" style:parent-style-name="PreformattedText" style:family="paragraph">
      <style:paragraph-properties fo:background-color="#CCCCCC"/>
      <style:text-properties fo:color="#555555"/>
    </style:style>
    <style:style style:name="P35" style:parent-style-name="PreformattedText" style:family="paragraph">
      <style:paragraph-properties fo:background-color="#CCCCCC"/>
      <style:text-properties fo:color="#555555"/>
    </style:style>
    <style:style style:name="P36" style:parent-style-name="PreformattedText" style:family="paragraph">
      <style:paragraph-properties fo:margin-bottom="0.1965in" fo:background-color="#CCCCCC"/>
    </style:style>
    <style:style style:name="P37" style:parent-style-name="Standard" style:family="paragraph">
      <style:paragraph-properties fo:text-align="justify"/>
    </style:style>
    <style:style style:name="P38" style:parent-style-name="Címsor2" style:family="paragraph">
      <style:text-properties style:font-name="Times New Roman" style:font-name-asian="SimSun" fo:font-weight="normal" style:font-weight-asian="normal" style:font-weight-complex="normal" fo:font-style="normal" style:font-style-asian="normal" style:font-style-complex="normal" fo:font-size="12pt" style:font-size-asian="12pt" style:font-size-complex="12pt"/>
    </style:style>
    <style:style style:name="P39" style:parent-style-name="Standard" style:family="paragraph">
      <style:paragraph-properties fo:text-align="justify"/>
    </style:style>
  </office:automatic-styles>
  <office:body>
    <office:text text:use-soft-page-breaks="true">
      <text:h text:style-name="P1" text:outline-level="1"/>
      <text:h text:style-name="P2" text:outline-level="1">Arrowhead Certificate Authority Core Service 4.1.3<text:s/>­<text:s/>Release Notes</text:h>
      <text:h text:style-name="P3" text:outline-level="1"><text:s/></text:h>
      <text:p text:style-name="Standard"/>
      <text:p text:style-name="P4">In Arrowhead version 4.1.3, the whole codebase of the Arrowhead framework has been rewritten using Spring Boot technology. We believe the new version is better both in code quality, performance and robustness. It is easier to use, maintain and improve.</text:p>
      <text:p text:style-name="P5">However, this means that Arrowhead version 4.1.3 is NOT compatible with providers and consumers written for version 4.1.2 because the changes affect not just the backend but the public interface of the core services, too.</text:p>
      <text:p text:style-name="P6">This document describes the new public API of the Arrowhead Certificate Authority Core Service 4.1.3.</text:p>
      <text:h text:style-name="Címsor2" text:outline-level="2">Client Services</text:h>
      <text:p text:style-name="Standard">These services can be used by providers and consumers of the Arrowhead Cloud. All date fields contain the text representation of a UTC timestamp.</text:p>
      <text:p text:style-name="Standard"/>
      <text:p text:style-name="Standard"><text:span text:style-name="T7">Uri</text:span>: /certificate-authority/echo</text:p>
      <text:p text:style-name="Standard"><text:span text:style-name="T8">Type</text:span>: GET</text:p>
      <text:p text:style-name="Standard"/>
      <text:p text:style-name="P9">Returns a “Got it” message with the purpose of testing the core service availability.</text:p>
      <text:p text:style-name="Standard"/>
      <text:p text:style-name="Standard"><text:span text:style-name="T10">Uri</text:span>: /certificate-authority/sign</text:p>
      <text:p text:style-name="Standard"><text:span text:style-name="T11">Type</text:span>: POST</text:p>
      <text:p text:style-name="Standard"/>
      <text:p text:style-name="P12">Returns the whole certificate chain beginning with the newly generated leaf certificate and ending with the root certificate.</text:p>
      <text:p text:style-name="P13"/>
      <text:p text:style-name="P14">Input JSON structure:</text:p>
      <text:p text:style-name="P15"/>
      <text:p text:style-name="P16">{</text:p>
      <text:p text:style-name="P17"><text:span text:style-name="T18"><text:s text:c="2"/>"</text:span><text:span text:style-name="T19">encodedCSR</text:span><text:span text:style-name="T20">": "string"</text:span></text:p>
      <text:p text:style-name="P21">}</text:p>
      <text:p text:style-name="P22">The encodedCSR input parameter shall be a<text:s/>base64 encoded PKCS #10 Certificate<text:s/>Signing Request<text:s/>(CSR) string. The Common Name field in the CSR<text:s/>shall meet the requirements of an Arrowhead compliant Service Certificate, namely it shall be in the following format:</text:p>
      <text:p text:style-name="P23">&lt;service_name&gt;.&lt;cloud_name&gt;.&lt;cloud_operator&gt;.arrowhead.eu</text:p>
      <text:p text:style-name="P24"/>
      <text:p text:style-name="P25">Returned JSON structure:</text:p>
      <text:p text:style-name="P26"/>
      <text:p text:style-name="P27">{</text:p>
      <text:p text:style-name="P28"><text:span text:style-name="T29"><text:s text:c="2"/>"</text:span><text:span text:style-name="T30">certificateChain</text:span><text:span text:style-name="T31">"</text:span>:<text:span text:style-name="T32"><text:s/></text:span>[</text:p>
      <text:p text:style-name="P33"><text:s text:c="4"/>"&lt;generated client certificate&gt;",</text:p>
      <text:p text:style-name="P34"><text:s text:c="4"/>"&lt;cloud certificate&gt;",</text:p>
      <text:p text:style-name="P35"><text:s text:c="4"/>"&lt;root certificate&gt;”,</text:p>
      <text:p text:style-name="P36">}</text:p>
      <text:p text:style-name="P37">The trustworthiness of the generated client certificate is ensured in the following manner. Each certificate's issuer is the same as the subject of the following one, and is signed by the issuer’s private<text:s/><text:soft-page-break/>key, except for the root certificate. The<text:s/>root certificate’s<text:s/>issuer<text:s/>matches<text:s/>the subject, and each system shall have it embedded in their trust store.</text:p>
      <text:h text:style-name="Címsor2" text:outline-level="2">Management Services</text:h>
      <text:h text:style-name="P38" text:outline-level="2">The Certificate Authority does not have management endpoints.</text:h>
      <text:h text:style-name="Címsor2" text:outline-level="2">Private Services</text:h>
      <text:p text:style-name="P39">These services can only be used by other core services, therefore they are not part of the public API.</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Címsor1" style:display-name="Címsor 1" style:family="paragraph" style:parent-style-name="Heading" style:next-style-name="Textbody" style:default-outline-level="1">
      <style:text-properties fo:font-weight="bold" style:font-weight-asian="bold" style:font-weight-complex="bold" fo:hyphenate="false"/>
    </style:style>
    <style:style style:name="Címsor2" style:display-name="Címsor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Címsor3" style:display-name="Címsor 3" style:family="paragraph" style:parent-style-name="Heading" style:next-style-name="Textbody" style:default-outline-level="3">
      <style:text-properties fo:font-weight="bold" style:font-weight-asian="bold" style:font-weight-complex="bold" fo:hyphenate="false"/>
    </style:style>
    <style:style style:name="Normál" style:display-name="Normál" style:family="paragraph">
      <style:text-properties fo:hyphenate="false"/>
    </style:style>
    <style:style style:name="Bekezdésalapbetűtípusa" style:display-name="Bekezdés alapbetűtípusa"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Képaláírás" style:display-name="Képaláírás"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6">
      <text:list-level-style-bullet text:level="1" text:style-name="WW_CharLFO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 B</meta:initial-creator>
    <dc:creator>Kovacs, Kristof</dc:creator>
    <meta:creation-date>2019-09-18T09:30:00Z</meta:creation-date>
    <dc:date>2020-03-16T10:38:00Z</dc:date>
    <meta:template xlink:href="Normal" xlink:type="simple"/>
    <meta:editing-cycles>62</meta:editing-cycles>
    <meta:editing-duration>PT52320S</meta:editing-duration>
    <meta:document-statistic meta:page-count="2" meta:paragraph-count="4" meta:word-count="326" meta:character-count="2183" meta:row-count="15" meta:non-whitespace-character-count="1861"/>
  </office:meta>
</office:document-meta>
</file>